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e6e6e6" draw:textarea-horizontal-align="justify" draw:textarea-vertical-align="middle" draw:auto-grow-height="false" fo:min-height="0cm" fo:min-width="0cm"/>
    </style:style>
    <style:style style:name="gr2" style:family="graphic" style:parent-style-name="standard">
      <style:graphic-properties draw:fill="solid" draw:fill-color="#cccccc"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draw:shadow="hidden"/>
    </style:style>
    <style:style style:name="gr4" style:family="graphic" style:parent-style-name="standard">
      <style:graphic-properties draw:fill="solid" draw:fill-color="#b3b3b3"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draw:auto-grow-height="true" draw:auto-grow-width="false" fo:max-height="0cm" fo:min-height="0.38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fill="solid" draw:textarea-horizontal-align="justify" draw:textarea-vertical-align="middle" draw:auto-grow-height="false" fo:min-height="0cm" fo:min-width="0cm"/>
    </style:style>
    <style:style style:name="gr9" style:family="graphic" style:parent-style-name="standard">
      <style:graphic-properties draw:marker-start="Arrow" draw:marker-start-width="0.3cm" draw:marker-end="Arrow" draw:marker-end-width="0.3cm" draw:textarea-horizontal-align="center" draw:textarea-vertical-align="middle"/>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0pt" style:font-size-asian="18pt" style:font-size-complex="18pt"/>
    </style:style>
    <style:style style:name="P3" style:family="paragraph">
      <style:paragraph-properties fo:text-align="center"/>
    </style:style>
    <style:style style:name="P4" style:family="paragraph">
      <style:paragraph-properties fo:margin-left="0.6cm" fo:margin-right="0cm" fo:text-indent="-0.6cm"/>
    </style:style>
    <style:style style:name="T1" style:family="text">
      <style:text-properties fo:font-size="20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custom-shape draw:style-name="gr1" draw:text-style-name="P1" draw:id="id3" draw:layer="layout" svg:width="22.225cm" svg:height="1.905cm" svg:x="3.175cm" svg:y="1.905cm">
          <text:p text:style-name="P1">class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2" draw:layer="layout" svg:width="6.985cm" svg:height="2.54cm" svg:x="5.715cm" svg:y="5.08cm">
          <text:p text:style-name="P1">core 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3" draw:text-style-name="P1" draw:id="id1" draw:layer="layout" svg:width="6.986cm" svg:height="2.541cm" svg:x="15.24cm" svg:y="5.079cm" svg:viewBox="0 0 6987 2542" draw:points="383,2 423,0 6562,0 6602,2 6641,9 6680,21 6718,36 6754,55 6789,78 6822,104 6854,132 6882,163 6908,196 6930,231 6950,267 6965,305 6976,344 6984,383 6986,423 6986,2117 6984,2157 6976,2196 6965,2235 6950,2273 6930,2309 6908,2344 6882,2377 6854,2409 6822,2437 6789,2463 6754,2485 6718,2505 6680,2520 6641,2531 6602,2539 6562,2541 423,2541 383,2539 344,2531 305,2520 267,2505 231,2485 196,2463 163,2437 132,2409 104,2377 78,2344 55,2309 36,2273 21,2235 9,2196 2,2157 0,2117 0,423 2,383 9,344 21,305 36,267 55,231 78,196 104,163 132,132 163,104 196,78 231,55 267,36 305,21 344,9">
          <text:p text:style-name="P1">i/o API</text:p>
        </draw:polygon>
        <draw:custom-shape draw:style-name="gr4" draw:text-style-name="P1" draw:id="id7" draw:layer="layout" svg:width="8.89cm" svg:height="2.54cm" svg:x="12.7cm" svg:y="8.89cm">
          <text:p text:style-name="P1">s11nlit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24.13cm" svg:height="1.038cm" svg:x="1.27cm" svg:y="0.635cm">
          <draw:text-box>
            <text:p text:style-name="P2"><text:span text:style-name="T1">Overview of libs11n's layers</text:span></text:p>
          </draw:text-box>
        </draw:frame>
        <draw:connector draw:style-name="gr6" draw:text-style-name="P3" draw:layer="layout" draw:type="lines" svg:x1="15.24cm" svg:y1="6.349cm" svg:x2="12.7cm" svg:y2="6.35cm" draw:start-shape="id1" draw:end-shape="id2">
          <text:p/>
        </draw:connector>
        <draw:connector draw:style-name="gr6" draw:text-style-name="P3" draw:layer="layout" svg:x1="9.207cm" svg:y1="5.08cm" svg:x2="14.287cm" svg:y2="3.81cm" draw:start-shape="id2" draw:end-shape="id3">
          <text:p/>
        </draw:connector>
        <draw:custom-shape draw:style-name="gr4" draw:text-style-name="P1" draw:id="id4" draw:layer="layout" svg:width="5.745cm" svg:height="2.54cm" svg:x="5.05cm" svg:y="8.89cm">
          <text:p text:style-name="P1">algos &amp; proxies</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7.922cm" svg:y1="8.89cm" svg:x2="9.207cm" svg:y2="7.62cm" draw:start-shape="id4" draw:end-shape="id2">
          <text:p/>
        </draw:connector>
        <draw:custom-shape draw:style-name="gr7" draw:text-style-name="P3" draw:id="id6" draw:layer="layout" svg:width="7.62cm" svg:height="1.905cm" svg:x="13.335cm" svg:y="13.335cm">
          <text:p text:style-name="P1">Client Applic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id="id5" draw:layer="layout" svg:width="6.35cm" svg:height="1.905cm" svg:x="4.445cm" svg:y="13.335cm">
          <text:p text:style-name="P1">Serializable Typ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3" draw:layer="layout" svg:x1="4.445cm" svg:y1="14.287cm" svg:x2="5.715cm" svg:y2="6.35cm" draw:start-shape="id5" draw:start-glue-point="3" draw:end-shape="id2">
          <text:p/>
        </draw:connector>
        <draw:connector draw:style-name="gr6" draw:text-style-name="P3" draw:layer="layout" svg:x1="13.335cm" svg:y1="14.287cm" svg:x2="10.795cm" svg:y2="14.287cm" draw:start-shape="id6" draw:start-glue-point="3" draw:end-shape="id5">
          <text:p/>
        </draw:connector>
        <draw:connector draw:style-name="gr6" draw:text-style-name="P3" draw:layer="layout" svg:x1="17.145cm" svg:y1="8.89cm" svg:x2="9.207cm" svg:y2="7.62cm" draw:start-shape="id7" draw:end-shape="id2" draw:end-glue-point="2">
          <text:p/>
        </draw:connector>
        <draw:connector draw:style-name="gr6" draw:text-style-name="P3" draw:layer="layout" svg:x1="18.733cm" svg:y1="5.079cm" svg:x2="14.287cm" svg:y2="3.81cm" draw:start-shape="id1" draw:start-glue-point="0" draw:end-shape="id3" draw:end-glue-point="2">
          <text:p/>
        </draw:connector>
        <draw:connector draw:style-name="gr6" draw:text-style-name="P3" draw:layer="layout" svg:x1="10.795cm" svg:y1="10.16cm" svg:x2="10.795cm" svg:y2="10.16cm" draw:start-shape="id4" draw:end-shape="id4">
          <text:p/>
        </draw:connector>
        <draw:connector draw:style-name="gr9" draw:text-style-name="P3" draw:layer="layout" draw:type="lines" svg:x1="7.62cm" svg:y1="13.335cm" svg:x2="7.922cm" svg:y2="11.43cm" draw:start-shape="id5" draw:start-glue-point="0" draw:end-shape="id4">
          <text:p/>
        </draw:connector>
        <draw:connector draw:style-name="gr6" draw:text-style-name="P3" draw:layer="layout" draw:type="lines" svg:x1="17.145cm" svg:y1="13.335cm" svg:x2="17.145cm" svg:y2="11.43cm" draw:start-shape="id6" draw:start-glue-point="0" draw:end-shape="id7">
          <text:p/>
        </draw:connector>
        <draw:connector draw:style-name="gr6" draw:text-style-name="P3" draw:layer="layout" draw:type="lines" draw:line-skew="0.769cm" svg:x1="21.59cm" svg:y1="10.16cm" svg:x2="22.226cm" svg:y2="6.349cm" draw:start-shape="id7" draw:start-glue-point="1" draw:end-shape="id1">
          <text:p/>
        </draw:connector>
        <presentation:notes draw:style-name="dp2">
          <draw:page-thumbnail draw:style-name="gr10"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5cm" svg:y="19.131cm" presentation:class="page-number">
        <draw:text-box>
          <text:p text:style-name="P2"><text:page-number>&lt;number&gt;</text:page-number></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presentation:header/></text:p>
          </draw:text-box>
        </draw:frame>
        <draw:frame presentation:style-name="pr2" draw:text-style-name="P2" draw:layer="backgroundobjects" svg:width="9.369cm" svg:height="1.396cm" svg:x="12.22cm" svg:y="0cm" presentation:class="date-time">
          <draw:text-box>
            <text:p text:style-name="P2"><presentation:date-time/></text:p>
          </draw:text-box>
        </draw:frame>
        <draw:frame presentation:style-name="pr3" draw:text-style-name="P1" draw:layer="backgroundobjects" svg:width="9.369cm" svg:height="1.396cm" svg:x="0cm" svg:y="26.543cm" presentation:class="footer">
          <draw:text-box>
            <text:p text:style-name="P1"><presentation:footer/></text:p>
          </draw:text-box>
        </draw:frame>
        <draw:frame presentation:style-name="pr3"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
  </meta:generator>
    <meta:creation-date>2005-12-02T21:05:45</meta:creation-date>
    <dc:date>2005-12-02T21:47:23</dc:date>
    <dc:language>en-US</dc:language>
    <meta:editing-cycles>4</meta:editing-cycles>
    <meta:editing-duration>PT24M58S</meta:editing-duration>
    <meta:user-defined meta:name="Info 1"/>
    <meta:user-defined meta:name="Info 2"/>
    <meta:user-defined meta:name="Info 3"/>
    <meta:user-defined meta:name="Info 4"/>
    <meta:document-statistic meta:object-count="42"/>
  </office:meta>
</office:document-meta>
</file>